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25.2980971070752">
            <text:p>25.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30000000">
            <text:p>30,000,000</text:p>
          </table:table-cell>
          <table:table-cell table:formula="oooc:=CEILING(([.T37]-[.W37]/2);[.W37])" office:value-type="float" office:value="11.44">
            <text:p>11.44</text:p>
          </table:table-cell>
          <table:table-cell table:formula="oooc:=[.$D37]*[$globals.$C$36]/[.$L37]" office:value-type="float" office:value="228.8">
            <text:p>228.8</text:p>
          </table:table-cell>
          <table:table-cell table:formula="oooc:=[.F36]" office:value-type="float" office:value="25.2980971070752">
            <text:p>25.3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75">
            <text:p>0.7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3813391.0837473">
            <text:p>13813391.08</text:p>
          </table:table-cell>
          <table:table-cell table:formula="oooc:=[.AA36]/[.O37]" office:value-type="float" office:value="46.9110007869415">
            <text:p>46.91</text:p>
          </table:table-cell>
          <table:table-cell table:formula="oooc:=([.D37]/[.C37])/([.T37]/[.S37])" office:value-type="float" office:value="0.996982264872518">
            <text:p>1</text:p>
          </table:table-cell>
          <table:table-cell/>
          <table:table-cell table:formula="oooc:=[.N37]^[$globals.$C$25]*[$globals.$C$34]/[.T37]*[.L37]*[.Y37]" office:value-type="float" office:value="29916548.7861249">
            <text:p>29916548.79</text:p>
          </table:table-cell>
          <table:table-cell table:formula="oooc:=[.U37]/[.I37]" office:value-type="float" office:value="11.4427083333333">
            <text:p>11.44</text:p>
          </table:table-cell>
          <table:table-cell table:formula="oooc:=[.N37]/[.K37]" office:value-type="float" office:value="743.776041666667">
            <text:p>743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45000000">
            <text:p>45,000,000</text:p>
          </table:table-cell>
          <table:table-cell table:formula="oooc:=CEILING(([.T38]-[.W38]/2);[.W38])" office:value-type="float" office:value="14.31">
            <text:p>14.31</text:p>
          </table:table-cell>
          <table:table-cell table:formula="oooc:=[.$D38]*[$globals.$C$36]/[.$L38]" office:value-type="float" office:value="286.2">
            <text:p>286.2</text:p>
          </table:table-cell>
          <table:table-cell table:formula="oooc:=[.F37]" office:value-type="float" office:value="25.2980971070752">
            <text:p>25.3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75">
            <text:p>0.7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0903899.5156201">
            <text:p>20903899.52</text:p>
          </table:table-cell>
          <table:table-cell table:formula="oooc:=[.AA36]/[.O38]" office:value-type="float" office:value="30.9990009048691">
            <text:p>31</text:p>
          </table:table-cell>
          <table:table-cell table:formula="oooc:=([.D38]/[.C38])/([.T38]/[.S38])" office:value-type="float" office:value="1.00572430532512">
            <text:p>1.01</text:p>
          </table:table-cell>
          <table:table-cell/>
          <table:table-cell table:formula="oooc:=[.N38]^[$globals.$C$25]*[$globals.$C$34]/[.T38]*[.L38]*[.Y38]" office:value-type="float" office:value="45272918.5677736">
            <text:p>45272918.57</text:p>
          </table:table-cell>
          <table:table-cell table:formula="oooc:=[.U38]/[.I38]" office:value-type="float" office:value="14.3148455578966">
            <text:p>14.31</text:p>
          </table:table-cell>
          <table:table-cell table:formula="oooc:=[.N38]/[.K38]" office:value-type="float" office:value="930.464961263279">
            <text:p>930.46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69000000">
            <text:p>69,000,000</text:p>
          </table:table-cell>
          <table:table-cell table:formula="oooc:=CEILING(([.T39]-[.W39]/2);[.W39])" office:value-type="float" office:value="17.91">
            <text:p>17.91</text:p>
          </table:table-cell>
          <table:table-cell table:formula="oooc:=[.$D39]*[$globals.$C$36]/[.$L39]" office:value-type="float" office:value="358.2">
            <text:p>358.2</text:p>
          </table:table-cell>
          <table:table-cell table:formula="oooc:=[.F38]" office:value-type="float" office:value="25.2980971070752">
            <text:p>25.3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75">
            <text:p>0.7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31634014.5812044">
            <text:p>31634014.58</text:p>
          </table:table-cell>
          <table:table-cell table:formula="oooc:=[.AA36]/[.O39]" office:value-type="float" office:value="20.4842796141661">
            <text:p>20.48</text:p>
          </table:table-cell>
          <table:table-cell table:formula="oooc:=([.D39]/[.C39])/([.T39]/[.S39])" office:value-type="float" office:value="0.993041695227166">
            <text:p>0.99</text:p>
          </table:table-cell>
          <table:table-cell/>
          <table:table-cell table:formula="oooc:=[.N39]^[$globals.$C$25]*[$globals.$C$34]/[.T39]*[.L39]*[.Y39]" office:value-type="float" office:value="68511818.3349701">
            <text:p>68511818.33</text:p>
          </table:table-cell>
          <table:table-cell table:formula="oooc:=[.U39]/[.I39]" office:value-type="float" office:value="17.9078936015088">
            <text:p>17.91</text:p>
          </table:table-cell>
          <table:table-cell table:formula="oooc:=[.N39]/[.K39]" office:value-type="float" office:value="1164.01308409807">
            <text:p>1164.01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00000000">
            <text:p>100,000,000</text:p>
          </table:table-cell>
          <table:table-cell table:formula="oooc:=CEILING(([.T40]-[.W40]/2);[.W40])" office:value-type="float" office:value="22.4">
            <text:p>22.4</text:p>
          </table:table-cell>
          <table:table-cell table:formula="oooc:=[.$D40]*[$globals.$C$36]/[.$L40]" office:value-type="float" office:value="448">
            <text:p>448</text:p>
          </table:table-cell>
          <table:table-cell table:formula="oooc:=[.F39]" office:value-type="float" office:value="25.2980971070752">
            <text:p>25.3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75">
            <text:p>0.7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7871971.340854">
            <text:p>47871971.34</text:p>
          </table:table-cell>
          <table:table-cell table:formula="oooc:=[.AA36]/[.O40]" office:value-type="float" office:value="13.5361043602355">
            <text:p>13.54</text:p>
          </table:table-cell>
          <table:table-cell table:formula="oooc:=([.D40]/[.C40])/([.T40]/[.S40])" office:value-type="float" office:value="1.03666436435325">
            <text:p>1.04</text:p>
          </table:table-cell>
          <table:table-cell/>
          <table:table-cell table:formula="oooc:=[.N40]^[$globals.$C$25]*[$globals.$C$34]/[.T40]*[.L40]*[.Y40]" office:value-type="float" office:value="103679404.819842">
            <text:p>103679404.82</text:p>
          </table:table-cell>
          <table:table-cell table:formula="oooc:=[.U40]/[.I40]" office:value-type="float" office:value="22.4028021780546">
            <text:p>22.4</text:p>
          </table:table-cell>
          <table:table-cell table:formula="oooc:=[.N40]/[.K40]" office:value-type="float" office:value="1456.18214157355">
            <text:p>1456.18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60000000">
            <text:p>160,000,000</text:p>
          </table:table-cell>
          <table:table-cell table:formula="oooc:=CEILING(([.T41]-[.W41]/2);[.W41])" office:value-type="float" office:value="28.03">
            <text:p>28.03</text:p>
          </table:table-cell>
          <table:table-cell table:formula="oooc:=[.$D41]*[$globals.$C$36]/[.$L41]" office:value-type="float" office:value="560.6">
            <text:p>560.6</text:p>
          </table:table-cell>
          <table:table-cell table:formula="oooc:=[.F40]" office:value-type="float" office:value="25.2980971070752">
            <text:p>25.3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75">
            <text:p>0.7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72444982.7313788">
            <text:p>72444982.73</text:p>
          </table:table-cell>
          <table:table-cell table:formula="oooc:=[.AA36]/[.O41]" office:value-type="float" office:value="8.94471881376162">
            <text:p>8.94</text:p>
          </table:table-cell>
          <table:table-cell table:formula="oooc:=([.D41]/[.C41])/([.T41]/[.S41])" office:value-type="float" office:value="0.980759287266961">
            <text:p>0.98</text:p>
          </table:table-cell>
          <table:table-cell/>
          <table:table-cell table:formula="oooc:=[.N41]^[$globals.$C$25]*[$globals.$C$34]/[.T41]*[.L41]*[.Y41]" office:value-type="float" office:value="156898754.770167">
            <text:p>156898754.77</text:p>
          </table:table-cell>
          <table:table-cell table:formula="oooc:=[.U41]/[.I41]" office:value-type="float" office:value="28.0259396552793">
            <text:p>28.03</text:p>
          </table:table-cell>
          <table:table-cell table:formula="oooc:=[.N41]/[.K41]" office:value-type="float" office:value="1821.68607759315">
            <text:p>1821.69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40000000">
            <text:p>240,000,000</text:p>
          </table:table-cell>
          <table:table-cell table:formula="oooc:=CEILING(([.T42]-[.W42]/2);[.W42])" office:value-type="float" office:value="35.06">
            <text:p>35.06</text:p>
          </table:table-cell>
          <table:table-cell table:formula="oooc:=[.$D42]*[$globals.$C$36]/[.$L42]" office:value-type="float" office:value="701.2">
            <text:p>701.2</text:p>
          </table:table-cell>
          <table:table-cell table:formula="oooc:=[.F41]" office:value-type="float" office:value="25.2980971070752">
            <text:p>25.3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75">
            <text:p>0.7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09631489.490613">
            <text:p>109631489.49</text:p>
          </table:table-cell>
          <table:table-cell table:formula="oooc:=[.AA36]/[.O42]" office:value-type="float" office:value="5.91071053591296">
            <text:p>5.91</text:p>
          </table:table-cell>
          <table:table-cell table:formula="oooc:=([.D42]/[.C42])/([.T42]/[.S42])" office:value-type="float" office:value="0.989302592354199">
            <text:p>0.99</text:p>
          </table:table-cell>
          <table:table-cell/>
          <table:table-cell table:formula="oooc:=[.N42]^[$globals.$C$25]*[$globals.$C$34]/[.T42]*[.L42]*[.Y42]" office:value-type="float" office:value="237435962.245393">
            <text:p>237435962.25</text:p>
          </table:table-cell>
          <table:table-cell table:formula="oooc:=[.U42]/[.I42]" office:value-type="float" office:value="35.0604932061031">
            <text:p>35.06</text:p>
          </table:table-cell>
          <table:table-cell table:formula="oooc:=[.N42]/[.K42]" office:value-type="float" office:value="2278.9320583967">
            <text:p>2278.93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92.4978164677465">
            <text:p>92.5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100000000">
            <text:p>1,100,000,000</text:p>
          </table:table-cell>
          <table:table-cell table:formula="oooc:=CEILING(([.T45]-[.W45]/2);[.W45])" office:value-type="float" office:value="8.63">
            <text:p>8.63</text:p>
          </table:table-cell>
          <table:table-cell table:formula="oooc:=[.$D45]*[$globals.$C$36]/[.$L45]" office:value-type="float" office:value="172.6">
            <text:p>172.6</text:p>
          </table:table-cell>
          <table:table-cell table:formula="oooc:=[.F44]" office:value-type="float" office:value="92.4978164677465">
            <text:p>92.5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6">
            <text:p>0.6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342328105.6695">
            <text:p>342328105.67</text:p>
          </table:table-cell>
          <table:table-cell table:formula="oooc:=[.AA44]/[.O45]" office:value-type="float" office:value="56.7876247320701">
            <text:p>56.79</text:p>
          </table:table-cell>
          <table:table-cell table:formula="oooc:=([.D45]/[.C45])/([.T45]/[.S45])" office:value-type="float" office:value="1.0365517277111">
            <text:p>1.04</text:p>
          </table:table-cell>
          <table:table-cell/>
          <table:table-cell table:formula="oooc:=[.N45]^[$globals.$C$25]*[$globals.$C$34]/[.T45]*[.L45]*[.Y45]" office:value-type="float" office:value="1140618427.88671">
            <text:p>1140618427.89</text:p>
          </table:table-cell>
          <table:table-cell table:formula="oooc:=[.U45]/[.I45]" office:value-type="float" office:value="8.63311476934524">
            <text:p>8.63</text:p>
          </table:table-cell>
          <table:table-cell table:formula="oooc:=[.N45]/[.K45]" office:value-type="float" office:value="3021.59016927083">
            <text:p>3021.5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1700000000">
            <text:p>1,700,000,000</text:p>
          </table:table-cell>
          <table:table-cell table:formula="oooc:=CEILING(([.T46]-[.W46]/2);[.W46])" office:value-type="float" office:value="10.8">
            <text:p>10.8</text:p>
          </table:table-cell>
          <table:table-cell table:formula="oooc:=[.$D46]*[$globals.$C$36]/[.$L46]" office:value-type="float" office:value="216">
            <text:p>216</text:p>
          </table:table-cell>
          <table:table-cell table:formula="oooc:=[.F45]" office:value-type="float" office:value="92.4978164677465">
            <text:p>92.5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6">
            <text:p>0.6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518047471.392269">
            <text:p>518047471.39</text:p>
          </table:table-cell>
          <table:table-cell table:formula="oooc:=[.AA44]/[.O46]" office:value-type="float" office:value="37.5255185548042">
            <text:p>37.53</text:p>
          </table:table-cell>
          <table:table-cell table:formula="oooc:=([.D46]/[.C46])/([.T46]/[.S46])" office:value-type="float" office:value="1.01535255546768">
            <text:p>1.02</text:p>
          </table:table-cell>
          <table:table-cell/>
          <table:table-cell table:formula="oooc:=[.N46]^[$globals.$C$25]*[$globals.$C$34]/[.T46]*[.L46]*[.Y46]" office:value-type="float" office:value="1726105693.93509">
            <text:p>1726105693.94</text:p>
          </table:table-cell>
          <table:table-cell table:formula="oooc:=[.U46]/[.I46]" office:value-type="float" office:value="10.8000397289488">
            <text:p>10.8</text:p>
          </table:table-cell>
          <table:table-cell table:formula="oooc:=[.N46]/[.K46]" office:value-type="float" office:value="3780.01390513207">
            <text:p>3780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2600000000">
            <text:p>2,600,000,000</text:p>
          </table:table-cell>
          <table:table-cell table:formula="oooc:=CEILING(([.T47]-[.W47]/2);[.W47])" office:value-type="float" office:value="13.51">
            <text:p>13.51</text:p>
          </table:table-cell>
          <table:table-cell table:formula="oooc:=[.$D47]*[$globals.$C$36]/[.$L47]" office:value-type="float" office:value="270.2">
            <text:p>270.2</text:p>
          </table:table-cell>
          <table:table-cell table:formula="oooc:=[.F46]" office:value-type="float" office:value="92.4978164677465">
            <text:p>92.5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6">
            <text:p>0.6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783964793.340761">
            <text:p>783964793.34</text:p>
          </table:table-cell>
          <table:table-cell table:formula="oooc:=[.AA44]/[.O47]" office:value-type="float" office:value="24.7970319140979">
            <text:p>24.8</text:p>
          </table:table-cell>
          <table:table-cell table:formula="oooc:=([.D47]/[.C47])/([.T47]/[.S47])" office:value-type="float" office:value="1.00460005115798">
            <text:p>1</text:p>
          </table:table-cell>
          <table:table-cell/>
          <table:table-cell table:formula="oooc:=[.N47]^[$globals.$C$25]*[$globals.$C$34]/[.T47]*[.L47]*[.Y47]" office:value-type="float" office:value="2612127591.30616">
            <text:p>2612127591.31</text:p>
          </table:table-cell>
          <table:table-cell table:formula="oooc:=[.U47]/[.I47]" office:value-type="float" office:value="13.5108661547098">
            <text:p>13.51</text:p>
          </table:table-cell>
          <table:table-cell table:formula="oooc:=[.N47]/[.K47]" office:value-type="float" office:value="4728.80315414843">
            <text:p>4728.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000000000">
            <text:p>4,000,000,000</text:p>
          </table:table-cell>
          <table:table-cell table:formula="oooc:=CEILING(([.T48]-[.W48]/2);[.W48])" office:value-type="float" office:value="16.9">
            <text:p>16.9</text:p>
          </table:table-cell>
          <table:table-cell table:formula="oooc:=[.$D48]*[$globals.$C$36]/[.$L48]" office:value-type="float" office:value="338">
            <text:p>338</text:p>
          </table:table-cell>
          <table:table-cell table:formula="oooc:=[.F47]" office:value-type="float" office:value="92.4978164677465">
            <text:p>92.5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6">
            <text:p>0.6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186379301.39117">
            <text:p>1186379301.39</text:p>
          </table:table-cell>
          <table:table-cell table:formula="oooc:=[.AA44]/[.O48]" office:value-type="float" office:value="16.3859905320367">
            <text:p>16.39</text:p>
          </table:table-cell>
          <table:table-cell table:formula="oooc:=([.D48]/[.C48])/([.T48]/[.S48])" office:value-type="float" office:value="0.988114041803505">
            <text:p>0.99</text:p>
          </table:table-cell>
          <table:table-cell/>
          <table:table-cell table:formula="oooc:=[.N48]^[$globals.$C$25]*[$globals.$C$34]/[.T48]*[.L48]*[.Y48]" office:value-type="float" office:value="3952950608.55034">
            <text:p>3952950608.55</text:p>
          </table:table-cell>
          <table:table-cell table:formula="oooc:=[.U48]/[.I48]" office:value-type="float" office:value="16.9021141432644">
            <text:p>16.9</text:p>
          </table:table-cell>
          <table:table-cell table:formula="oooc:=[.N48]/[.K48]" office:value-type="float" office:value="5915.73995014254">
            <text:p>5915.7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6000000000">
            <text:p>6,000,000,000</text:p>
          </table:table-cell>
          <table:table-cell table:formula="oooc:=CEILING(([.T49]-[.W49]/2);[.W49])" office:value-type="float" office:value="21.14">
            <text:p>21.14</text:p>
          </table:table-cell>
          <table:table-cell table:formula="oooc:=[.$D49]*[$globals.$C$36]/[.$L49]" office:value-type="float" office:value="422.8">
            <text:p>422.8</text:p>
          </table:table-cell>
          <table:table-cell table:formula="oooc:=[.F48]" office:value-type="float" office:value="92.4978164677465">
            <text:p>92.5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6">
            <text:p>0.6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795355937.82413">
            <text:p>1795355937.82</text:p>
          </table:table-cell>
          <table:table-cell table:formula="oooc:=[.AA44]/[.O49]" office:value-type="float" office:value="10.8279364500614">
            <text:p>10.83</text:p>
          </table:table-cell>
          <table:table-cell table:formula="oooc:=([.D49]/[.C49])/([.T49]/[.S49])" office:value-type="float" office:value="0.996789037547144">
            <text:p>1</text:p>
          </table:table-cell>
          <table:table-cell/>
          <table:table-cell table:formula="oooc:=[.N49]^[$globals.$C$25]*[$globals.$C$34]/[.T49]*[.L49]*[.Y49]" office:value-type="float" office:value="5982027281.37986">
            <text:p>5982027281.38</text:p>
          </table:table-cell>
          <table:table-cell table:formula="oooc:=[.U49]/[.I49]" office:value-type="float" office:value="21.1445705434919">
            <text:p>21.14</text:p>
          </table:table-cell>
          <table:table-cell table:formula="oooc:=[.N49]/[.K49]" office:value-type="float" office:value="7400.59969022218">
            <text:p>7400.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9100000000">
            <text:p>9,100,000,000</text:p>
          </table:table-cell>
          <table:table-cell table:formula="oooc:=CEILING(([.T50]-[.W50]/2);[.W50])" office:value-type="float" office:value="26.45">
            <text:p>26.45</text:p>
          </table:table-cell>
          <table:table-cell table:formula="oooc:=[.$D50]*[$globals.$C$36]/[.$L50]" office:value-type="float" office:value="529">
            <text:p>529</text:p>
          </table:table-cell>
          <table:table-cell table:formula="oooc:=[.F49]" office:value-type="float" office:value="92.4978164677465">
            <text:p>92.5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6">
            <text:p>0.6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716924460.58411">
            <text:p>2716924460.58</text:p>
          </table:table-cell>
          <table:table-cell table:formula="oooc:=[.AA44]/[.O50]" office:value-type="float" office:value="7.15514924394351">
            <text:p>7.16</text:p>
          </table:table-cell>
          <table:table-cell table:formula="oooc:=([.D50]/[.C50])/([.T50]/[.S50])" office:value-type="float" office:value="0.994724849553336">
            <text:p>0.99</text:p>
          </table:table-cell>
          <table:table-cell/>
          <table:table-cell table:formula="oooc:=[.N50]^[$globals.$C$25]*[$globals.$C$34]/[.T50]*[.L50]*[.Y50]" office:value-type="float" office:value="9052642934.05783">
            <text:p>9052642934.06</text:p>
          </table:table-cell>
          <table:table-cell table:formula="oooc:=[.U50]/[.I50]" office:value-type="float" office:value="26.4518899635331">
            <text:p>26.45</text:p>
          </table:table-cell>
          <table:table-cell table:formula="oooc:=[.N50]/[.K50]" office:value-type="float" office:value="9258.16148723659">
            <text:p>9258.16</text:p>
          </table:table-cell>
          <table:table-cell table:formula="oooc:=MAX(10^(FLOOR(LOG([.S50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454281265724">
            <text:p>448.45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454281265724">
            <text:p>448.45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454281265724">
            <text:p>448.45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454281265724">
            <text:p>448.45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454281265724">
            <text:p>448.45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454281265724">
            <text:p>448.45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454281265724">
            <text:p>448.45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66.9035285924361">
            <text:p>66.9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800">
            <text:p>80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74000000">
            <text:p>74,000,000</text:p>
          </table:table-cell>
          <table:table-cell table:formula="oooc:=CEILING(([.T37]-[.W37]/2);[.W37])" office:value-type="float" office:value="4.65">
            <text:p>4.65</text:p>
          </table:table-cell>
          <table:table-cell table:formula="oooc:=[.$D37]*[$globals.$C$36]/[.$L37]" office:value-type="float" office:value="93">
            <text:p>93</text:p>
          </table:table-cell>
          <table:table-cell table:formula="oooc:=[.F36]" office:value-type="float" office:value="66.9035285924361">
            <text:p>66.9</text:p>
          </table:table-cell>
          <table:table-cell table:formula="oooc:=[.G36]">
            <text:p/>
          </table:table-cell>
          <table:table-cell/>
          <table:table-cell table:formula="oooc:=[.I36]" office:value-type="float" office:value="800">
            <text:p>80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15">
            <text:p>0.1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762678.21674946">
            <text:p>2762678.22</text:p>
          </table:table-cell>
          <table:table-cell table:formula="oooc:=[.AA36]/[.O37]" office:value-type="float" office:value="234.555003934708">
            <text:p>234.56</text:p>
          </table:table-cell>
          <table:table-cell table:formula="oooc:=([.D37]/[.C37])/([.T37]/[.S37])" office:value-type="float" office:value="0.995444722005531">
            <text:p>1</text:p>
          </table:table-cell>
          <table:table-cell/>
          <table:table-cell table:formula="oooc:=[.N37]^[$globals.$C$25]*[$globals.$C$34]/[.T37]*[.L37]*[.Y37]" office:value-type="float" office:value="73640735.4735382">
            <text:p>73640735.47</text:p>
          </table:table-cell>
          <table:table-cell table:formula="oooc:=[.U37]/[.I37]" office:value-type="float" office:value="4.64860026041667">
            <text:p>4.65</text:p>
          </table:table-cell>
          <table:table-cell table:formula="oooc:=[.N37]/[.K37]" office:value-type="float" office:value="3718.88020833333">
            <text:p>3718.8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10000000">
            <text:p>110,000,000</text:p>
          </table:table-cell>
          <table:table-cell table:formula="oooc:=CEILING(([.T38]-[.W38]/2);[.W38])" office:value-type="float" office:value="5.82">
            <text:p>5.82</text:p>
          </table:table-cell>
          <table:table-cell table:formula="oooc:=[.$D38]*[$globals.$C$36]/[.$L38]" office:value-type="float" office:value="116.4">
            <text:p>116.4</text:p>
          </table:table-cell>
          <table:table-cell table:formula="oooc:=[.F37]" office:value-type="float" office:value="66.9035285924361">
            <text:p>66.9</text:p>
          </table:table-cell>
          <table:table-cell table:formula="oooc:=[.G37]">
            <text:p/>
          </table:table-cell>
          <table:table-cell/>
          <table:table-cell table:formula="oooc:=[.I37]" office:value-type="float" office:value="800">
            <text:p>80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15">
            <text:p>0.1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180779.90312401">
            <text:p>4180779.9</text:p>
          </table:table-cell>
          <table:table-cell table:formula="oooc:=[.AA36]/[.O38]" office:value-type="float" office:value="154.995004524346">
            <text:p>155</text:p>
          </table:table-cell>
          <table:table-cell table:formula="oooc:=([.D38]/[.C38])/([.T38]/[.S38])" office:value-type="float" office:value="1.01390059373912">
            <text:p>1.01</text:p>
          </table:table-cell>
          <table:table-cell/>
          <table:table-cell table:formula="oooc:=[.N38]^[$globals.$C$25]*[$globals.$C$34]/[.T38]*[.L38]*[.Y38]" office:value-type="float" office:value="111441030.320673">
            <text:p>111441030.32</text:p>
          </table:table-cell>
          <table:table-cell table:formula="oooc:=[.U38]/[.I38]" office:value-type="float" office:value="5.81540600789549">
            <text:p>5.82</text:p>
          </table:table-cell>
          <table:table-cell table:formula="oooc:=[.N38]/[.K38]" office:value-type="float" office:value="4652.32480631639">
            <text:p>4652.3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70000000">
            <text:p>170,000,000</text:p>
          </table:table-cell>
          <table:table-cell table:formula="oooc:=CEILING(([.T39]-[.W39]/2);[.W39])" office:value-type="float" office:value="7.28">
            <text:p>7.28</text:p>
          </table:table-cell>
          <table:table-cell table:formula="oooc:=[.$D39]*[$globals.$C$36]/[.$L39]" office:value-type="float" office:value="145.6">
            <text:p>145.6</text:p>
          </table:table-cell>
          <table:table-cell table:formula="oooc:=[.F38]" office:value-type="float" office:value="66.9035285924361">
            <text:p>66.9</text:p>
          </table:table-cell>
          <table:table-cell table:formula="oooc:=[.G38]">
            <text:p/>
          </table:table-cell>
          <table:table-cell/>
          <table:table-cell table:formula="oooc:=[.I38]" office:value-type="float" office:value="800">
            <text:p>80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15">
            <text:p>0.1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326802.91624089">
            <text:p>6326802.92</text:p>
          </table:table-cell>
          <table:table-cell table:formula="oooc:=[.AA36]/[.O39]" office:value-type="float" office:value="102.421398070831">
            <text:p>102.42</text:p>
          </table:table-cell>
          <table:table-cell table:formula="oooc:=([.D39]/[.C39])/([.T39]/[.S39])" office:value-type="float" office:value="0.992696975325687">
            <text:p>0.99</text:p>
          </table:table-cell>
          <table:table-cell/>
          <table:table-cell table:formula="oooc:=[.N39]^[$globals.$C$25]*[$globals.$C$34]/[.T39]*[.L39]*[.Y39]" office:value-type="float" office:value="168644475.901465">
            <text:p>168644475.9</text:p>
          </table:table-cell>
          <table:table-cell table:formula="oooc:=[.U39]/[.I39]" office:value-type="float" office:value="7.27508177561297">
            <text:p>7.28</text:p>
          </table:table-cell>
          <table:table-cell table:formula="oooc:=[.N39]/[.K39]" office:value-type="float" office:value="5820.06542049037">
            <text:p>5820.07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260000000">
            <text:p>260,000,000</text:p>
          </table:table-cell>
          <table:table-cell table:formula="oooc:=CEILING(([.T40]-[.W40]/2);[.W40])" office:value-type="float" office:value="9.1">
            <text:p>9.1</text:p>
          </table:table-cell>
          <table:table-cell table:formula="oooc:=[.$D40]*[$globals.$C$36]/[.$L40]" office:value-type="float" office:value="182">
            <text:p>182</text:p>
          </table:table-cell>
          <table:table-cell table:formula="oooc:=[.F39]" office:value-type="float" office:value="66.9035285924361">
            <text:p>66.9</text:p>
          </table:table-cell>
          <table:table-cell table:formula="oooc:=[.G39]">
            <text:p/>
          </table:table-cell>
          <table:table-cell/>
          <table:table-cell table:formula="oooc:=[.I39]" office:value-type="float" office:value="800">
            <text:p>80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15">
            <text:p>0.1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574394.26817079">
            <text:p>9574394.27</text:p>
          </table:table-cell>
          <table:table-cell table:formula="oooc:=[.AA36]/[.O40]" office:value-type="float" office:value="67.6805218011773">
            <text:p>67.68</text:p>
          </table:table-cell>
          <table:table-cell table:formula="oooc:=([.D40]/[.C40])/([.T40]/[.S40])" office:value-type="float" office:value="0.981457386369942">
            <text:p>0.98</text:p>
          </table:table-cell>
          <table:table-cell/>
          <table:table-cell table:formula="oooc:=[.N40]^[$globals.$C$25]*[$globals.$C$34]/[.T40]*[.L40]*[.Y40]" office:value-type="float" office:value="255210842.633457">
            <text:p>255210842.63</text:p>
          </table:table-cell>
          <table:table-cell table:formula="oooc:=[.U40]/[.I40]" office:value-type="float" office:value="9.10113838483469">
            <text:p>9.1</text:p>
          </table:table-cell>
          <table:table-cell table:formula="oooc:=[.N40]/[.K40]" office:value-type="float" office:value="7280.91070786775">
            <text:p>7280.91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390000000">
            <text:p>390,000,000</text:p>
          </table:table-cell>
          <table:table-cell table:formula="oooc:=CEILING(([.T41]-[.W41]/2);[.W41])" office:value-type="float" office:value="11.39">
            <text:p>11.39</text:p>
          </table:table-cell>
          <table:table-cell table:formula="oooc:=[.$D41]*[$globals.$C$36]/[.$L41]" office:value-type="float" office:value="227.8">
            <text:p>227.8</text:p>
          </table:table-cell>
          <table:table-cell table:formula="oooc:=[.F40]" office:value-type="float" office:value="66.9035285924361">
            <text:p>66.9</text:p>
          </table:table-cell>
          <table:table-cell table:formula="oooc:=[.G40]">
            <text:p/>
          </table:table-cell>
          <table:table-cell/>
          <table:table-cell table:formula="oooc:=[.I40]" office:value-type="float" office:value="800">
            <text:p>80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15">
            <text:p>0.1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488996.5462758">
            <text:p>14488996.55</text:p>
          </table:table-cell>
          <table:table-cell table:formula="oooc:=[.AA36]/[.O41]" office:value-type="float" office:value="44.7235940688081">
            <text:p>44.72</text:p>
          </table:table-cell>
          <table:table-cell table:formula="oooc:=([.D41]/[.C41])/([.T41]/[.S41])" office:value-type="float" office:value="0.990676094390965">
            <text:p>0.99</text:p>
          </table:table-cell>
          <table:table-cell/>
          <table:table-cell table:formula="oooc:=[.N41]^[$globals.$C$25]*[$globals.$C$34]/[.T41]*[.L41]*[.Y41]" office:value-type="float" office:value="386212319.434256">
            <text:p>386212319.43</text:p>
          </table:table-cell>
          <table:table-cell table:formula="oooc:=[.U41]/[.I41]" office:value-type="float" office:value="11.3855379849572">
            <text:p>11.39</text:p>
          </table:table-cell>
          <table:table-cell table:formula="oooc:=[.N41]/[.K41]" office:value-type="float" office:value="9108.43038796576">
            <text:p>9108.4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580000000">
            <text:p>580,000,000</text:p>
          </table:table-cell>
          <table:table-cell table:formula="oooc:=CEILING(([.T42]-[.W42]/2);[.W42])" office:value-type="float" office:value="14.24">
            <text:p>14.24</text:p>
          </table:table-cell>
          <table:table-cell table:formula="oooc:=[.$D42]*[$globals.$C$36]/[.$L42]" office:value-type="float" office:value="284.8">
            <text:p>284.8</text:p>
          </table:table-cell>
          <table:table-cell table:formula="oooc:=[.F41]" office:value-type="float" office:value="66.9035285924361">
            <text:p>66.9</text:p>
          </table:table-cell>
          <table:table-cell table:formula="oooc:=[.G41]">
            <text:p/>
          </table:table-cell>
          <table:table-cell/>
          <table:table-cell table:formula="oooc:=[.I41]" office:value-type="float" office:value="800">
            <text:p>80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15">
            <text:p>0.1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1926297.8981227">
            <text:p>21926297.9</text:p>
          </table:table-cell>
          <table:table-cell table:formula="oooc:=[.AA36]/[.O42]" office:value-type="float" office:value="29.5535526795648">
            <text:p>29.55</text:p>
          </table:table-cell>
          <table:table-cell table:formula="oooc:=([.D42]/[.C42])/([.T42]/[.S42])" office:value-type="float" office:value="1.00745051872507">
            <text:p>1.01</text:p>
          </table:table-cell>
          <table:table-cell/>
          <table:table-cell table:formula="oooc:=[.N42]^[$globals.$C$25]*[$globals.$C$34]/[.T42]*[.L42]*[.Y42]" office:value-type="float" office:value="584457753.21943">
            <text:p>584457753.22</text:p>
          </table:table-cell>
          <table:table-cell table:formula="oooc:=[.U42]/[.I42]" office:value-type="float" office:value="14.2433253649794">
            <text:p>14.24</text:p>
          </table:table-cell>
          <table:table-cell table:formula="oooc:=[.N42]/[.K42]" office:value-type="float" office:value="11394.6602919835">
            <text:p>11394.66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627270703584">
            <text:p>124.63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627270703584">
            <text:p>124.63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627270703584">
            <text:p>124.63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627270703584">
            <text:p>124.63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627270703584">
            <text:p>124.63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627270703584">
            <text:p>124.63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627270703584">
            <text:p>124.63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55.452240617252">
            <text:p>155.45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19000000000">
            <text:p>19,000,000,000</text:p>
          </table:table-cell>
          <table:table-cell table:formula="oooc:=CEILING(([.T53]-[.W53]/2);[.W53])" office:value-type="float" office:value="15.21">
            <text:p>15.21</text:p>
          </table:table-cell>
          <table:table-cell table:formula="oooc:=[.$D53]*[$globals.$C$36]/[.$L53]" office:value-type="float" office:value="304.2">
            <text:p>304.2</text:p>
          </table:table-cell>
          <table:table-cell table:formula="oooc:=[.F52]" office:value-type="float" office:value="155.452240617252">
            <text:p>155.45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0.980740620675585">
            <text:p>0.98</text:p>
          </table:table-cell>
          <table:table-cell/>
          <table:table-cell table:formula="oooc:=[.N53]^[$globals.$C$25]*[$globals.$C$34]/[.T53]*[.L53]*[.Y53]" office:value-type="float" office:value="18628462578.2367">
            <text:p>18628462578.24</text:p>
          </table:table-cell>
          <table:table-cell table:formula="oooc:=[.U53]/[.I53]" office:value-type="float" office:value="15.2054214969758">
            <text:p>15.21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28000000000">
            <text:p>28,000,000,000</text:p>
          </table:table-cell>
          <table:table-cell table:formula="oooc:=CEILING(([.T54]-[.W54]/2);[.W54])" office:value-type="float" office:value="19.02">
            <text:p>19.02</text:p>
          </table:table-cell>
          <table:table-cell table:formula="oooc:=[.$D54]*[$globals.$C$36]/[.$L54]" office:value-type="float" office:value="380.4">
            <text:p>380.4</text:p>
          </table:table-cell>
          <table:table-cell table:formula="oooc:=[.F53]" office:value-type="float" office:value="155.452240617252">
            <text:p>155.45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0670029157535">
            <text:p>1.01</text:p>
          </table:table-cell>
          <table:table-cell/>
          <table:table-cell table:formula="oooc:=[.N54]^[$globals.$C$25]*[$globals.$C$34]/[.T54]*[.L54]*[.Y54]" office:value-type="float" office:value="28190580249.6335">
            <text:p>28190580249.63</text:p>
          </table:table-cell>
          <table:table-cell table:formula="oooc:=[.U54]/[.I54]" office:value-type="float" office:value="19.022005458084">
            <text:p>19.02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3000000000">
            <text:p>43,000,000,000</text:p>
          </table:table-cell>
          <table:table-cell table:formula="oooc:=CEILING(([.T55]-[.W55]/2);[.W55])" office:value-type="float" office:value="23.8">
            <text:p>23.8</text:p>
          </table:table-cell>
          <table:table-cell table:formula="oooc:=[.$D55]*[$globals.$C$36]/[.$L55]" office:value-type="float" office:value="476">
            <text:p>476</text:p>
          </table:table-cell>
          <table:table-cell table:formula="oooc:=[.F54]" office:value-type="float" office:value="155.452240617252">
            <text:p>155.45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7">
            <text:p>9.3</text:p>
          </table:table-cell>
          <table:table-cell table:formula="oooc:=([.D55]/[.C55])/([.T55]/[.S55])" office:value-type="float" office:value="0.992259755510568">
            <text:p>0.99</text:p>
          </table:table-cell>
          <table:table-cell/>
          <table:table-cell table:formula="oooc:=[.N55]^[$globals.$C$25]*[$globals.$C$34]/[.T55]*[.L55]*[.Y55]" office:value-type="float" office:value="42660998537.7681">
            <text:p>42660998537.77</text:p>
          </table:table-cell>
          <table:table-cell table:formula="oooc:=[.U55]/[.I55]" office:value-type="float" office:value="23.7965578079727">
            <text:p>23.8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65000000000">
            <text:p>65,000,000,000</text:p>
          </table:table-cell>
          <table:table-cell table:formula="oooc:=CEILING(([.T56]-[.W56]/2);[.W56])" office:value-type="float" office:value="29.77">
            <text:p>29.77</text:p>
          </table:table-cell>
          <table:table-cell table:formula="oooc:=[.$D56]*[$globals.$C$36]/[.$L56]" office:value-type="float" office:value="595.4">
            <text:p>595.4</text:p>
          </table:table-cell>
          <table:table-cell table:formula="oooc:=[.F55]" office:value-type="float" office:value="155.452240617252">
            <text:p>155.45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0.993233860497797">
            <text:p>0.99</text:p>
          </table:table-cell>
          <table:table-cell/>
          <table:table-cell table:formula="oooc:=[.N56]^[$globals.$C$25]*[$globals.$C$34]/[.T56]*[.L56]*[.Y56]" office:value-type="float" office:value="64559181830.3603">
            <text:p>64559181830.36</text:p>
          </table:table-cell>
          <table:table-cell table:formula="oooc:=[.U56]/[.I56]" office:value-type="float" office:value="29.7695300716851">
            <text:p>29.77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98000000000">
            <text:p>98,000,000,000</text:p>
          </table:table-cell>
          <table:table-cell table:formula="oooc:=CEILING(([.T57]-[.W57]/2);[.W57])" office:value-type="float" office:value="37.24">
            <text:p>37.24</text:p>
          </table:table-cell>
          <table:table-cell table:formula="oooc:=[.$D57]*[$globals.$C$36]/[.$L57]" office:value-type="float" office:value="744.8">
            <text:p>744.8</text:p>
          </table:table-cell>
          <table:table-cell table:formula="oooc:=[.F56]" office:value-type="float" office:value="155.452240617252">
            <text:p>155.45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96870623649311">
            <text:p>1</text:p>
          </table:table-cell>
          <table:table-cell/>
          <table:table-cell table:formula="oooc:=[.N57]^[$globals.$C$25]*[$globals.$C$34]/[.T57]*[.L57]*[.Y57]" office:value-type="float" office:value="97697852874.1109">
            <text:p>97697852874.11</text:p>
          </table:table-cell>
          <table:table-cell table:formula="oooc:=[.U57]/[.I57]" office:value-type="float" office:value="37.2417274733761">
            <text:p>37.24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50000000000">
            <text:p>150,000,000,000</text:p>
          </table:table-cell>
          <table:table-cell table:formula="oooc:=CEILING(([.T58]-[.W58]/2);[.W58])" office:value-type="float" office:value="46.59">
            <text:p>46.59</text:p>
          </table:table-cell>
          <table:table-cell table:formula="oooc:=[.$D58]*[$globals.$C$36]/[.$L58]" office:value-type="float" office:value="931.8">
            <text:p>931.8</text:p>
          </table:table-cell>
          <table:table-cell table:formula="oooc:=[.F57]" office:value-type="float" office:value="155.452240617252">
            <text:p>155.45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57011727382">
            <text:p>0.99</text:p>
          </table:table-cell>
          <table:table-cell/>
          <table:table-cell table:formula="oooc:=[.N58]^[$globals.$C$25]*[$globals.$C$34]/[.T58]*[.L58]*[.Y58]" office:value-type="float" office:value="147846831164.808">
            <text:p>147846831164.81</text:p>
          </table:table-cell>
          <table:table-cell table:formula="oooc:=[.U58]/[.I58]" office:value-type="float" office:value="46.589457806739">
            <text:p>46.59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warmer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239908555264">
            <text:p>150.2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239908555264">
            <text:p>150.24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239908555264">
            <text:p>150.24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239908555264">
            <text:p>150.24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239908555264">
            <text:p>150.24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239908555264">
            <text:p>150.24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239908555264">
            <text:p>150.24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0.639518022102">
            <text:p>470.6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0.639518022102">
            <text:p>470.64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0.639518022102">
            <text:p>470.64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0.639518022102">
            <text:p>470.64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0.639518022102">
            <text:p>470.64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0.639518022102">
            <text:p>470.64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0.639518022102">
            <text:p>470.64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7">10/07/2008</text:date>, <text:time>21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07T21:16:09</dc:date>
    <meta:editing-cycles>258</meta:editing-cycles>
    <meta:editing-duration>P32DT2H44M3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